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56.64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114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99pt ridge #000000" style:text-align-source="fix" style:repeat-content="false" fo:wrap-option="wrap" fo:border-left="0.99pt ridge #000000" fo:border-right="none" fo:border-top="0.99pt ridge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mm"/>
    </style:style>
    <style:style style:name="ce16" style:family="table-cell" style:parent-style-name="Default" style:data-style-name="N36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7" style:family="table-cell" style:parent-style-name="Default" style:data-style-name="N36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Board ID</text:p>
          </table:table-cell>
          <table:table-cell table:style-name="ce5" office:value-type="string" calcext:value-type="string" table:number-columns-spanned="1" table:number-rows-spanned="3">
            <text:p>Location</text:p>
          </table:table-cell>
          <table:table-cell table:style-name="ce5" office:value-type="string" calcext:value-type="string" table:number-columns-spanned="1" table:number-rows-spanned="3">
            <text:p>IOC</text:p>
          </table:table-cell>
          <table:table-cell table:style-name="ce8" office:value-type="string" calcext:value-type="string" table:number-columns-spanned="1" table:number-rows-spanned="3">
            <text:p>Pulsed Magnet</text:p>
          </table:table-cell>
          <table:table-cell table:style-name="ce5" office:value-type="string" calcext:value-type="string" table:number-columns-spanned="5" table:number-rows-spanned="1">
            <text:p>Calibration Parameters</text:p>
          </table:table-cell>
          <table:covered-table-cell table:number-columns-repeated="2" table:style-name="ce10"/>
          <table:covered-table-cell table:number-columns-repeated="2" table:style-name="ce12"/>
          <table:table-cell table:style-name="ce18" office:value-type="string" calcext:value-type="string" table:number-columns-spanned="1" table:number-rows-spanned="3">
            <text:p>PV prefix server</text:p>
          </table:table-cell>
          <table:table-cell table:style-name="ce5" office:value-type="string" calcext:value-type="string" table:number-columns-spanned="1" table:number-rows-spanned="3">
            <text:p>Obs.</text:p>
          </table:table-cell>
          <table:table-cell table:number-columns-repeated="1012"/>
        </table:table-row>
        <table:table-row table:style-name="ro1">
          <table:table-cell/>
          <table:covered-table-cell table:style-name="ce3"/>
          <table:covered-table-cell table:number-columns-repeated="2" table:style-name="ce6"/>
          <table:covered-table-cell/>
          <table:table-cell table:style-name="ce3" office:value-type="string" calcext:value-type="string" table:number-columns-spanned="2" table:number-rows-spanned="1">
            <text:p>DAC</text:p>
          </table:table-cell>
          <table:covered-table-cell/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12"/>
          <table:table-cell table:style-name="ce15" office:value-type="string" calcext:value-type="string" table:number-columns-spanned="1" table:number-rows-spanned="2">
            <text:p>Date of calibration</text:p>
          </table:table-cell>
          <table:covered-table-cell table:style-name="ce14"/>
          <table:covered-table-cell/>
          <table:table-cell table:number-columns-repeated="1012"/>
        </table:table-row>
        <table:table-row table:style-name="ro1">
          <table:table-cell/>
          <table:covered-table-cell table:style-name="ce4"/>
          <table:covered-table-cell table:number-columns-repeated="2" table:style-name="ce7"/>
          <table:covered-table-cell table:style-name="ce9"/>
          <table:table-cell table:style-name="ce4" office:value-type="string" calcext:value-type="string">
            <text:p>Gain</text:p>
          </table:table-cell>
          <table:table-cell table:style-name="ce9" office:value-type="string" calcext:value-type="string">
            <text:p>Offset</text:p>
          </table:table-cell>
          <table:table-cell table:style-name="ce4" office:value-type="string" calcext:value-type="string">
            <text:p>Gain</text:p>
          </table:table-cell>
          <table:table-cell table:style-name="ce13" office:value-type="string" calcext:value-type="string">
            <text:p>Offset</text:p>
          </table:table-cell>
          <table:covered-table-cell table:number-columns-repeated="2" table:style-name="ce13"/>
          <table:covered-table-cell/>
          <table:table-cell table:number-columns-repeated="101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PP</text:p>
          </table:table-cell>
          <table:table-cell table:style-name="ce6" office:value-type="string" calcext:value-type="string">
            <text:p>./TB-injection_septum.cmd</text:p>
          </table:table-cell>
          <table:table-cell office:value-type="string" calcext:value-type="string">
            <text:p>Septum de injeção no Booster</text:p>
          </table:table-cell>
          <table:table-cell table:style-name="ce3" office:value-type="float" office:value="1.00022856796" calcext:value-type="float">
            <text:p>1.00022856796</text:p>
          </table:table-cell>
          <table:table-cell office:value-type="float" office:value="-23.604551795" calcext:value-type="float">
            <text:p>-23.604551795</text:p>
          </table:table-cell>
          <table:table-cell table:style-name="ce3" office:value-type="float" office:value="1.00031151483" calcext:value-type="float">
            <text:p>1.00031151483</text:p>
          </table:table-cell>
          <table:table-cell table:style-name="ce14" office:value-type="float" office:value="-25.5034979525" calcext:value-type="float">
            <text:p>-25.5034979525</text:p>
          </table:table-cell>
          <table:table-cell table:style-name="ce16" office:value-type="date" office:date-value="2018-06-14" calcext:value-type="date">
            <text:p>14/06/2018</text:p>
          </table:table-cell>
          <table:table-cell table:style-name="ce14"/>
          <table:table-cell table:style-name="ce11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PP</text:p>
          </table:table-cell>
          <table:table-cell table:style-name="ce6" office:value-type="string" calcext:value-type="string">
            <text:p>./BO-injection_kicker.cmd</text:p>
          </table:table-cell>
          <table:table-cell office:value-type="string" calcext:value-type="string">
            <text:p>Kicker de injeção do Booster</text:p>
          </table:table-cell>
          <table:table-cell table:style-name="ce3" office:value-type="float" office:value="1.00026576963" calcext:value-type="float">
            <text:p>1.00026576963</text:p>
          </table:table-cell>
          <table:table-cell office:value-type="float" office:value="-28.88017967" calcext:value-type="float">
            <text:p>-28.88017967</text:p>
          </table:table-cell>
          <table:table-cell table:style-name="ce3" office:value-type="float" office:value="1.00047415222" calcext:value-type="float">
            <text:p>1.00047415222</text:p>
          </table:table-cell>
          <table:table-cell table:style-name="ce14" office:value-type="float" office:value="-60.215813783" calcext:value-type="float">
            <text:p>-60.215813783</text:p>
          </table:table-cell>
          <table:table-cell table:style-name="ce16" office:value-type="date" office:date-value="2018-06-14" calcext:value-type="date">
            <text:p>14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EPP</text:p>
          </table:table-cell>
          <table:table-cell table:style-name="ce6" office:value-type="string" calcext:value-type="string">
            <text:p>./BO-injection_kicker.cmd</text:p>
          </table:table-cell>
          <table:table-cell office:value-type="string" calcext:value-type="string">
            <text:p>Kicker de injeção do Booster</text:p>
          </table:table-cell>
          <table:table-cell table:style-name="ce3" office:value-type="float" office:value="1.00030796599" calcext:value-type="float">
            <text:p>1.00030796599</text:p>
          </table:table-cell>
          <table:table-cell office:value-type="float" office:value="-32.69960318" calcext:value-type="float">
            <text:p>-32.69960318</text:p>
          </table:table-cell>
          <table:table-cell table:style-name="ce3" office:value-type="float" office:value="1.000418143" calcext:value-type="float">
            <text:p>1.000418143</text:p>
          </table:table-cell>
          <table:table-cell table:style-name="ce14" office:value-type="float" office:value="-47.9227113769" calcext:value-type="float">
            <text:p>-47.9227113769</text:p>
          </table:table-cell>
          <table:table-cell table:style-name="ce16" office:value-type="date" office:date-value="2018-06-18" calcext:value-type="date">
            <text:p>18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17479634" calcext:value-type="float">
            <text:p>1.00017479634</text:p>
          </table:table-cell>
          <table:table-cell office:value-type="float" office:value="-17.242341185" calcext:value-type="float">
            <text:p>-17.242341185</text:p>
          </table:table-cell>
          <table:table-cell table:style-name="ce3" office:value-type="float" office:value="1.00026390485" calcext:value-type="float">
            <text:p>1.00026390485</text:p>
          </table:table-cell>
          <table:table-cell table:style-name="ce14" office:value-type="float" office:value="-31.6174014794" calcext:value-type="float">
            <text:p>-31.6174014794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17265115" calcext:value-type="float">
            <text:p>1.00017265115</text:p>
          </table:table-cell>
          <table:table-cell office:value-type="float" office:value="-13.97472869" calcext:value-type="float">
            <text:p>-13.97472869</text:p>
          </table:table-cell>
          <table:table-cell table:style-name="ce3" office:value-type="float" office:value="1.00045784906" calcext:value-type="float">
            <text:p>1.00045784906</text:p>
          </table:table-cell>
          <table:table-cell table:style-name="ce14" office:value-type="float" office:value="-39.5533800101" calcext:value-type="float">
            <text:p>-39.5533800101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15184443" calcext:value-type="float">
            <text:p>1.00015184443</text:p>
          </table:table-cell>
          <table:table-cell office:value-type="float" office:value="-11.674423865" calcext:value-type="float">
            <text:p>-11.674423865</text:p>
          </table:table-cell>
          <table:table-cell table:style-name="ce3" office:value-type="float" office:value="1.00060158655" calcext:value-type="float">
            <text:p>1.00060158655</text:p>
          </table:table-cell>
          <table:table-cell table:style-name="ce14" office:value-type="float" office:value="-59.1729212883" calcext:value-type="float">
            <text:p>-59.1729212883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19784934" calcext:value-type="float">
            <text:p>1.00019784934</text:p>
          </table:table-cell>
          <table:table-cell office:value-type="float" office:value="-20.91889676" calcext:value-type="float">
            <text:p>-20.91889676</text:p>
          </table:table-cell>
          <table:table-cell table:style-name="ce3" office:value-type="float" office:value="1.0002933034" calcext:value-type="float">
            <text:p>1.0002933034</text:p>
          </table:table-cell>
          <table:table-cell table:style-name="ce14" office:value-type="float" office:value="-24.4439584471" calcext:value-type="float">
            <text:p>-24.4439584471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35674834" calcext:value-type="float">
            <text:p>1.00035674834</text:p>
          </table:table-cell>
          <table:table-cell office:value-type="float" office:value="-37.7694488" calcext:value-type="float">
            <text:p>-37.7694488</text:p>
          </table:table-cell>
          <table:table-cell table:style-name="ce3" office:value-type="float" office:value="1.00029168671" calcext:value-type="float">
            <text:p>1.00029168671</text:p>
          </table:table-cell>
          <table:table-cell table:style-name="ce14" office:value-type="float" office:value="-34.0324363824" calcext:value-type="float">
            <text:p>-34.0324363824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23135812" calcext:value-type="float">
            <text:p>1.00023135812</text:p>
          </table:table-cell>
          <table:table-cell office:value-type="float" office:value="-26.566767695" calcext:value-type="float">
            <text:p>-26.566767695</text:p>
          </table:table-cell>
          <table:table-cell table:style-name="ce3" office:value-type="float" office:value="1.00045023944" calcext:value-type="float">
            <text:p>1.00045023944</text:p>
          </table:table-cell>
          <table:table-cell table:style-name="ce14" office:value-type="float" office:value="-44.5911926966" calcext:value-type="float">
            <text:p>-44.5911926966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20592482" calcext:value-type="float">
            <text:p>1.00020592482</text:p>
          </table:table-cell>
          <table:table-cell office:value-type="float" office:value="-21.57163283" calcext:value-type="float">
            <text:p>-21.57163283</text:p>
          </table:table-cell>
          <table:table-cell table:style-name="ce3" office:value-type="float" office:value="1.00044201352" calcext:value-type="float">
            <text:p>1.00044201352</text:p>
          </table:table-cell>
          <table:table-cell table:style-name="ce14" office:value-type="float" office:value="-51.3525871959" calcext:value-type="float">
            <text:p>-51.3525871959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14897135" calcext:value-type="float">
            <text:p>1.00014897135</text:p>
          </table:table-cell>
          <table:table-cell office:value-type="float" office:value="-16.862233835" calcext:value-type="float">
            <text:p>-16.862233835</text:p>
          </table:table-cell>
          <table:table-cell table:style-name="ce3" office:value-type="float" office:value="1.00067934214" calcext:value-type="float">
            <text:p>1.00067934214</text:p>
          </table:table-cell>
          <table:table-cell table:style-name="ce14" office:value-type="float" office:value="-81.2456900362" calcext:value-type="float">
            <text:p>-81.2456900362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EPP</text:p>
          </table:table-cell>
          <table:table-cell table:style-name="ce6"/>
          <table:table-cell/>
          <table:table-cell table:style-name="ce3" office:value-type="float" office:value="1.00022598345" calcext:value-type="float">
            <text:p>1.00022598345</text:p>
          </table:table-cell>
          <table:table-cell office:value-type="float" office:value="-22.008100925" calcext:value-type="float">
            <text:p>-22.008100925</text:p>
          </table:table-cell>
          <table:table-cell table:style-name="ce3" office:value-type="float" office:value="1.00057691743" calcext:value-type="float">
            <text:p>1.00057691743</text:p>
          </table:table-cell>
          <table:table-cell table:style-name="ce14" office:value-type="float" office:value="-66.0110325831" calcext:value-type="float">
            <text:p>-66.0110325831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Encontra-se na gaveta protótipo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Mesa do Ito</text:p>
          </table:table-cell>
          <table:table-cell table:style-name="ce6"/>
          <table:table-cell/>
          <table:table-cell table:style-name="ce3" office:value-type="float" office:value="1.00032333122" calcext:value-type="float">
            <text:p>1.00032333122</text:p>
          </table:table-cell>
          <table:table-cell office:value-type="float" office:value="-33.267142775" calcext:value-type="float">
            <text:p>-33.267142775</text:p>
          </table:table-cell>
          <table:table-cell table:style-name="ce3" office:value-type="float" office:value="1.00039023957" calcext:value-type="float">
            <text:p>1.00039023957</text:p>
          </table:table-cell>
          <table:table-cell table:style-name="ce14" office:value-type="float" office:value="-45.3552208747" calcext:value-type="float">
            <text:p>-45.3552208747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Ao usar nmap não identifica a beagle como “beaglebone.abtlus.org.br”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Mesa do Ito</text:p>
          </table:table-cell>
          <table:table-cell table:style-name="ce6"/>
          <table:table-cell/>
          <table:table-cell table:style-name="ce3" office:value-type="float" office:value="1.00016016368" calcext:value-type="float">
            <text:p>1.00016016368</text:p>
          </table:table-cell>
          <table:table-cell office:value-type="float" office:value="-18.311884625" calcext:value-type="float">
            <text:p>-18.311884625</text:p>
          </table:table-cell>
          <table:table-cell table:style-name="ce3" office:value-type="float" office:value="1.00048566801" calcext:value-type="float">
            <text:p>1.00048566801</text:p>
          </table:table-cell>
          <table:table-cell table:style-name="ce14" office:value-type="float" office:value="-60.5575726483" calcext:value-type="float">
            <text:p>-60.5575726483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 office:value-type="string" calcext:value-type="string">
            <text:p>Ao usar nmap não identifica a beagle como “beaglebone.abtlus.org.br”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Mesa do Ito</text:p>
          </table:table-cell>
          <table:table-cell table:style-name="ce6"/>
          <table:table-cell/>
          <table:table-cell table:style-name="ce3" office:value-type="float" office:value="1.00022607238" calcext:value-type="float">
            <text:p>1.00022607238</text:p>
          </table:table-cell>
          <table:table-cell office:value-type="float" office:value="-22.05135452" calcext:value-type="float">
            <text:p>-22.05135452</text:p>
          </table:table-cell>
          <table:table-cell table:style-name="ce3" office:value-type="float" office:value="1.00046470661" calcext:value-type="float">
            <text:p>1.00046470661</text:p>
          </table:table-cell>
          <table:table-cell table:style-name="ce14" office:value-type="float" office:value="-58.5770907625" calcext:value-type="float">
            <text:p>-58.5770907625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/>
          <table:table-cell table:number-columns-repeated="101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esa do Ito</text:p>
          </table:table-cell>
          <table:table-cell table:style-name="ce6"/>
          <table:table-cell/>
          <table:table-cell table:style-name="ce3" office:value-type="float" office:value="1.00028974958" calcext:value-type="float">
            <text:p>1.00028974958</text:p>
          </table:table-cell>
          <table:table-cell office:value-type="float" office:value="-32.62620314" calcext:value-type="float">
            <text:p>-32.62620314</text:p>
          </table:table-cell>
          <table:table-cell table:style-name="ce3" office:value-type="float" office:value="1.00073037347" calcext:value-type="float">
            <text:p>1.00073037347</text:p>
          </table:table-cell>
          <table:table-cell table:style-name="ce14" office:value-type="float" office:value="-97.7370251289" calcext:value-type="float">
            <text:p>-97.7370251289</text:p>
          </table:table-cell>
          <table:table-cell table:style-name="ce16" office:value-type="date" office:date-value="2018-06-19" calcext:value-type="date">
            <text:p>19/06/2018</text:p>
          </table:table-cell>
          <table:table-cell table:style-name="ce14"/>
          <table:table-cell table:style-name="ce6"/>
          <table:table-cell table:number-columns-repeated="101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Mesa do Ito</text:p>
          </table:table-cell>
          <table:table-cell table:style-name="ce6"/>
          <table:table-cell/>
          <table:table-cell table:style-name="ce3" office:value-type="float" office:value="1.00027075563" calcext:value-type="float">
            <text:p>1.00027075563</text:p>
          </table:table-cell>
          <table:table-cell office:value-type="float" office:value="-27.292903805" calcext:value-type="float">
            <text:p>-27.292903805</text:p>
          </table:table-cell>
          <table:table-cell table:style-name="ce3" office:value-type="float" office:value="1.00037276504" calcext:value-type="float">
            <text:p>1.00037276504</text:p>
          </table:table-cell>
          <table:table-cell table:style-name="ce14" office:value-type="float" office:value="-34.268222215" calcext:value-type="float">
            <text:p>-34.268222215</text:p>
          </table:table-cell>
          <table:table-cell table:style-name="ce16" office:value-type="date" office:date-value="2018-06-20" calcext:value-type="date">
            <text:p>20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Mesa do Ito</text:p>
          </table:table-cell>
          <table:table-cell table:style-name="ce6"/>
          <table:table-cell/>
          <table:table-cell table:style-name="ce3" office:value-type="float" office:value="1.00017256223" calcext:value-type="float">
            <text:p>1.00017256223</text:p>
          </table:table-cell>
          <table:table-cell office:value-type="float" office:value="-15.753368945" calcext:value-type="float">
            <text:p>-15.753368945</text:p>
          </table:table-cell>
          <table:table-cell table:style-name="ce3" office:value-type="float" office:value="1.00046720927" calcext:value-type="float">
            <text:p>1.00046720927</text:p>
          </table:table-cell>
          <table:table-cell table:style-name="ce14" office:value-type="float" office:value="-66.4461854942" calcext:value-type="float">
            <text:p>-66.4461854942</text:p>
          </table:table-cell>
          <table:table-cell table:style-name="ce16" office:value-type="date" office:date-value="2018-06-20" calcext:value-type="date">
            <text:p>20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Mesa do Ito</text:p>
          </table:table-cell>
          <table:table-cell table:style-name="ce6"/>
          <table:table-cell/>
          <table:table-cell table:style-name="ce3" office:value-type="float" office:value="1.0002310302" calcext:value-type="float">
            <text:p>1.0002310302</text:p>
          </table:table-cell>
          <table:table-cell office:value-type="float" office:value="-24.296609315" calcext:value-type="float">
            <text:p>-24.296609315</text:p>
          </table:table-cell>
          <table:table-cell table:style-name="ce3" office:value-type="float" office:value="1.00032961706" calcext:value-type="float">
            <text:p>1.00032961706</text:p>
          </table:table-cell>
          <table:table-cell table:style-name="ce14" office:value-type="float" office:value="-28.7417520711" calcext:value-type="float">
            <text:p>-28.7417520711</text:p>
          </table:table-cell>
          <table:table-cell table:style-name="ce16" office:value-type="date" office:date-value="2018-06-20" calcext:value-type="date">
            <text:p>20/06/2018</text:p>
          </table:table-cell>
          <table:table-cell table:style-name="ce14"/>
          <table:table-cell table:style-name="ce6"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Mesa do Ito</text:p>
          </table:table-cell>
          <table:table-cell table:style-name="ce7"/>
          <table:table-cell table:style-name="ce9"/>
          <table:table-cell table:style-name="ce4" office:value-type="float" office:value="1.00019010191" calcext:value-type="float">
            <text:p>1.00019010191</text:p>
          </table:table-cell>
          <table:table-cell table:style-name="ce9" office:value-type="float" office:value="-20.998850375" calcext:value-type="float">
            <text:p>-20.998850375</text:p>
          </table:table-cell>
          <table:table-cell table:style-name="ce4" office:value-type="float" office:value="1.00012983616" calcext:value-type="float">
            <text:p>1.00012983616</text:p>
          </table:table-cell>
          <table:table-cell table:style-name="ce13" office:value-type="float" office:value="-2.10309904365" calcext:value-type="float">
            <text:p>-2.10309904365</text:p>
          </table:table-cell>
          <table:table-cell table:style-name="ce17" office:value-type="date" office:date-value="2018-06-20" calcext:value-type="date">
            <text:p>20/06/2018</text:p>
          </table:table-cell>
          <table:table-cell table:style-name="ce13"/>
          <table:table-cell table:style-name="ce7" office:value-type="string" calcext:value-type="string">
            <text:p>-----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5:35:09.997897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0:56:21.341140245</meta:creation-date>
    <dc:date>2018-08-08T15:37:47.328697516</dc:date>
    <meta:editing-duration>P2DT3H12M43S</meta:editing-duration>
    <meta:editing-cycles>33</meta:editing-cycles>
    <meta:generator>LibreOffice/5.2.7.2$Linux_X86_64 LibreOffice_project/20m0$Build-2</meta:generator>
    <meta:print-date>2018-06-19T15:45:12.888562895</meta:print-date>
    <meta:document-statistic meta:table-count="1" meta:cell-count="178" meta:object-count="0"/>
  </office:meta>
</office:document-meta>
</file>